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inherit" svg:font-family="inherit"/>
    <style:font-face style:name="FreeSans1" svg:font-family="FreeSans" style:font-family-generic="swiss"/>
    <style:font-face style:name="LM Mono Light 10" svg:font-family="'LM Mono Light 10'" style:font-pitch="fixed"/>
    <style:font-face style:name="SF Mono" svg:font-family="'SF Mono'" style:font-pitch="fixed"/>
    <style:font-face style:name="Cousine" svg:font-family="Cousine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roid Sans Mono" svg:font-family="'Droid Sans Mono'" style:font-family-generic="swiss" style:font-pitch="fixed"/>
    <style:font-face style:name="cmr10" svg:font-family="cmr10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2">
      <style:text-properties officeooo:paragraph-rsid="00101112"/>
    </style:style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4">
      <style:text-properties officeooo:paragraph-rsid="00101112"/>
    </style:style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6">
      <style:text-properties officeooo:paragraph-rsid="00101112"/>
    </style:style>
    <style:style style:name="P9" style:family="paragraph" style:parent-style-name="Standard">
      <style:text-properties style:font-name="cmr10" fo:font-size="11pt" style:font-size-asian="11pt" style:font-size-complex="11pt"/>
    </style:style>
    <style:style style:name="P10" style:family="paragraph" style:parent-style-name="Standard">
      <style:text-properties style:font-name="cmr10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cmr10" fo:font-size="12pt" fo:font-weight="bold" officeooo:paragraph-rsid="00101112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cmr10" fo:font-size="12pt" style:font-size-asian="12pt" style:font-size-complex="12pt"/>
    </style:style>
    <style:style style:name="P13" style:family="paragraph" style:parent-style-name="Standard">
      <style:text-properties style:font-name="cmr10" fo:font-size="12pt" officeooo:paragraph-rsid="00101112" style:font-size-asian="12pt" style:font-size-complex="12pt"/>
    </style:style>
    <style:style style:name="P14" style:family="paragraph" style:parent-style-name="Standard" style:list-style-name="L1">
      <style:text-properties style:font-name="cmr10" fo:font-size="12pt" style:font-size-asian="12pt" style:font-size-complex="12pt"/>
    </style:style>
    <style:style style:name="P15" style:family="paragraph" style:parent-style-name="Standard" style:list-style-name="L1">
      <style:text-properties style:font-name="cmr10" fo:font-size="12pt" officeooo:paragraph-rsid="00101112" style:font-size-asian="12pt" style:font-size-complex="12pt"/>
    </style:style>
    <style:style style:name="P16" style:family="paragraph" style:parent-style-name="Standard" style:list-style-name="L3">
      <style:text-properties style:font-name="cmr10" fo:font-size="12pt" style:font-size-asian="12pt" style:font-size-complex="12pt"/>
    </style:style>
    <style:style style:name="P17" style:family="paragraph" style:parent-style-name="Standard" style:list-style-name="L4">
      <style:text-properties style:font-name="cmr10" fo:font-size="12pt" style:font-size-asian="12pt" style:font-size-complex="12pt"/>
    </style:style>
    <style:style style:name="P18" style:family="paragraph" style:parent-style-name="Standard" style:list-style-name="L5">
      <style:text-properties style:font-name="cmr10" fo:font-size="12pt" officeooo:paragraph-rsid="00101112" style:font-size-asian="12pt" style:font-size-complex="12pt"/>
    </style:style>
    <style:style style:name="P19" style:family="paragraph" style:parent-style-name="Standard" style:list-style-name="L6">
      <style:text-properties style:font-name="cmr10" fo:font-size="12pt" style:font-size-asian="12pt" style:font-size-complex="12pt"/>
    </style:style>
    <style:style style:name="P20" style:family="paragraph" style:parent-style-name="Standard">
      <style:text-properties officeooo:paragraph-rsid="00101112"/>
    </style:style>
    <style:style style:name="P21" style:family="paragraph" style:parent-style-name="Standard" style:list-style-name="L2">
      <style:text-properties fo:font-size="12pt" officeooo:paragraph-rsid="00101112" style:font-size-asian="12pt" style:font-size-complex="12pt"/>
    </style:style>
    <style:style style:name="P22" style:family="paragraph" style:parent-style-name="Standard">
      <style:text-properties fo:font-size="12pt" officeooo:paragraph-rsid="00101112" style:font-size-asian="12pt" style:font-size-complex="12pt"/>
    </style:style>
    <style:style style:name="P23" style:family="paragraph" style:parent-style-name="Standard" style:list-style-name="L4">
      <style:text-properties fo:font-size="12pt" officeooo:paragraph-rsid="00101112" style:font-size-asian="12pt" style:font-size-complex="12pt"/>
    </style:style>
    <style:style style:name="P24" style:family="paragraph" style:parent-style-name="Standard" style:list-style-name="L6">
      <style:text-properties fo:font-size="12pt" officeooo:paragraph-rsid="00101112" style:font-size-asian="12pt" style:font-size-complex="12pt"/>
    </style:style>
    <style:style style:name="T1" style:family="text">
      <style:text-properties fo:color="#4d4d4c" style:font-name="inherit" fo:background-color="transparent" loext:char-shading-value="0" loext:padding="0in" loext:border="none"/>
    </style:style>
    <style:style style:name="T2" style:family="text">
      <style:text-properties fo:color="#4d4d4c" style:font-name="inherit" fo:font-size="11pt" fo:background-color="transparent" loext:char-shading-value="0" style:font-size-asian="11pt" style:font-size-complex="11pt" loext:padding="0in" loext:border="none"/>
    </style:style>
    <style:style style:name="T3" style:family="text">
      <style:text-properties fo:color="#4d4d4c" fo:background-color="transparent" loext:char-shading-value="0" loext:padding="0in" loext:border="none"/>
    </style:style>
    <style:style style:name="T4" style:family="text">
      <style:text-properties fo:color="#4d4d4c" fo:font-size="11pt" fo:background-color="transparent" loext:char-shading-value="0" style:font-size-asian="11pt" style:font-size-complex="11pt" loext:padding="0in" loext:border="none"/>
    </style:style>
    <style:style style:name="T5" style:family="text">
      <style:text-properties fo:color="#4d4d4c" style:font-name="cmr10" fo:font-size="11pt" fo:background-color="transparent" loext:char-shading-value="0" style:font-size-asian="11pt" style:font-size-complex="11pt" loext:padding="0in" loext:border="none"/>
    </style:style>
    <style:style style:name="T6" style:family="text">
      <style:text-properties fo:color="#4d4d4c" style:font-name="cmr10" fo:background-color="transparent" loext:char-shading-value="0" loext:padding="0in" loext:border="none"/>
    </style:style>
    <style:style style:name="T7" style:family="text">
      <style:text-properties fo:color="#4d4d4c" style:font-name="cmr10" fo:font-size="12pt" fo:background-color="transparent" loext:char-shading-value="0" style:font-size-asian="12pt" style:font-size-complex="12pt" loext:padding="0in" loext:border="none"/>
    </style:style>
    <style:style style:name="T8" style:family="text">
      <style:text-properties fo:color="#8959a8" style:font-name="inherit" fo:font-weight="bold" fo:background-color="transparent" loext:char-shading-value="0" loext:padding="0in" loext:border="none"/>
    </style:style>
    <style:style style:name="T9" style:family="text">
      <style:text-properties fo:color="#8959a8" style:font-name="inherit" fo:font-size="11pt" fo:font-weight="bold" fo:background-color="transparent" loext:char-shading-value="0" style:font-size-asian="11pt" style:font-size-complex="11pt" loext:padding="0in" loext:border="none"/>
    </style:style>
    <style:style style:name="T10" style:family="text">
      <style:text-properties fo:color="#8959a8" fo:font-size="11pt" fo:font-weight="bold" fo:background-color="transparent" loext:char-shading-value="0" style:font-size-asian="11pt" style:font-size-complex="11pt" loext:padding="0in" loext:border="none"/>
    </style:style>
    <style:style style:name="T11" style:family="text">
      <style:text-properties fo:color="#8959a8" style:font-name="cmr10" fo:font-size="11pt" fo:font-weight="bold" fo:background-color="transparent" loext:char-shading-value="0" style:font-size-asian="11pt" style:font-size-complex="11pt" loext:padding="0in" loext:border="none"/>
    </style:style>
    <style:style style:name="T12" style:family="text">
      <style:text-properties fo:color="#8959a8" style:font-name="cmr10" fo:font-weight="bold" fo:background-color="transparent" loext:char-shading-value="0" loext:padding="0in" loext:border="none"/>
    </style:style>
    <style:style style:name="T13" style:family="text">
      <style:text-properties fo:color="#f5871f" style:font-name="inherit" fo:background-color="transparent" loext:char-shading-value="0" loext:padding="0in" loext:border="none"/>
    </style:style>
    <style:style style:name="T14" style:family="text">
      <style:text-properties fo:color="#f5871f" style:font-name="inherit" fo:font-size="11pt" fo:background-color="transparent" loext:char-shading-value="0" style:font-size-asian="11pt" style:font-size-complex="11pt" loext:padding="0in" loext:border="none"/>
    </style:style>
    <style:style style:name="T15" style:family="text">
      <style:text-properties fo:color="#f5871f" fo:font-size="11pt" fo:background-color="transparent" loext:char-shading-value="0" style:font-size-asian="11pt" style:font-size-complex="11pt" loext:padding="0in" loext:border="none"/>
    </style:style>
    <style:style style:name="T16" style:family="text">
      <style:text-properties fo:color="#f5871f" style:font-name="cmr10" fo:font-size="11pt" fo:background-color="transparent" loext:char-shading-value="0" style:font-size-asian="11pt" style:font-size-complex="11pt" loext:padding="0in" loext:border="none"/>
    </style:style>
    <style:style style:name="T17" style:family="text">
      <style:text-properties fo:color="#f5871f" style:font-name="cmr10" fo:background-color="transparent" loext:char-shading-value="0" loext:padding="0in" loext:border="none"/>
    </style:style>
    <style:style style:name="T18" style:family="text">
      <style:text-properties fo:color="#718c00" style:font-name="inherit" fo:background-color="transparent" loext:char-shading-value="0" loext:padding="0in" loext:border="none"/>
    </style:style>
    <style:style style:name="T19" style:family="text">
      <style:text-properties fo:color="#718c00" style:font-name="inherit" fo:font-size="11pt" fo:background-color="transparent" loext:char-shading-value="0" style:font-size-asian="11pt" style:font-size-complex="11pt" loext:padding="0in" loext:border="none"/>
    </style:style>
    <style:style style:name="T20" style:family="text">
      <style:text-properties fo:color="#718c00" fo:font-size="11pt" fo:background-color="transparent" loext:char-shading-value="0" style:font-size-asian="11pt" style:font-size-complex="11pt" loext:padding="0in" loext:border="none"/>
    </style:style>
    <style:style style:name="T21" style:family="text">
      <style:text-properties fo:color="#718c00" style:font-name="cmr10" fo:font-size="11pt" fo:background-color="transparent" loext:char-shading-value="0" style:font-size-asian="11pt" style:font-size-complex="11pt" loext:padding="0in" loext:border="none"/>
    </style:style>
    <style:style style:name="T22" style:family="text">
      <style:text-properties fo:color="#718c00" style:font-name="cmr10" fo:background-color="transparent" loext:char-shading-value="0" loext:padding="0in" loext:border="none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style:font-name="cmr10"/>
    </style:style>
    <style:style style:name="T25" style:family="text">
      <style:text-properties style:font-name="cmr10" fo:font-size="11pt" style:font-size-asian="11pt" style:font-size-complex="11pt"/>
    </style:style>
    <style:style style:name="T26" style:family="text">
      <style:text-properties style:font-name="cmr10" fo:font-size="11pt" officeooo:rsid="00101112" style:font-size-asian="11pt" style:font-size-complex="11pt"/>
    </style:style>
    <style:style style:name="T27" style:family="text">
      <style:text-properties style:font-name="cmr10"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day-14-handout-tiny-neural-networks"/>Day 14 Handout: Tiny Neural Networks</text:p>
      <text:p text:style-name="P13">Course: AI &amp; Coding · Grades 5–6<text:line-break/>Length: About 60 minutes<text:line-break/>Lesson theme: How can a few lines of Python teach itself to tell big numbers from small? </text:p>
      <text:p text:style-name="P13">​</text:p>
      <text:p text:style-name="P10"><text:bookmark text:name="what-you-will-learn"/>What you will learn</text:p>
      <text:p text:style-name="P10"/>
      <text:p text:style-name="P13">By the end of this lesson, students are expected to define weight, bias, error, and learning rate, explain the forward pass, trace the update rule, and compare a one-input neuron with a two-input homework-and-quiz model. </text:p>
      <text:p text:style-name="P13">​</text:p>
      <text:p text:style-name="P10"><text:bookmark text:name="warm-up-thinking"/>Warm-up thinking</text:p>
      <text:p text:style-name="P10"/>
      <text:p text:style-name="P12">Answer these in a notebook before coding. ​</text:p>
      <text:list xml:id="list2914385051" text:style-name="L1">
        <text:list-item>
          <text:p text:style-name="P14">If you had to guess whether a number is big or small without seeing it, what would you need to know? ​</text:p>
        </text:list-item>
        <text:list-item>
          <text:p text:style-name="P14">What does it mean for a machine to improve at a task, and what has to change inside it? ​</text:p>
        </text:list-item>
        <text:list-item>
          <text:p text:style-name="P15">If a machine makes the same mistake again and again, what should change inside it to stop the mistake? </text:p>
          <text:p text:style-name="P15"/>
        </text:list-item>
      </text:list>
      <text:p text:style-name="P10"><text:bookmark text:name="key-vocabulary"/>Key vocabulary</text:p>
      <text:p text:style-name="P10"/>
      <text:list xml:id="list4106498360" text:style-name="L2">
        <text:list-item>
          <text:p text:style-name="P1"><text:span text:style-name="Strong_20_Emphasis"><text:span text:style-name="T27">Weight (w):</text:span></text:span><text:span text:style-name="T27"> how much the neuron cares about an input. A larger weight means that input matters more. ​</text:span></text:p>
        </text:list-item>
        <text:list-item>
          <text:p text:style-name="P1"><text:span text:style-name="Strong_20_Emphasis"><text:span text:style-name="T27">Bias (b):</text:span></text:span><text:span text:style-name="T27"> a nudge that shifts the neuron's answer up or down even when the input is zero. ​</text:span></text:p>
        </text:list-item>
        <text:list-item>
          <text:p text:style-name="P1"><text:span text:style-name="Strong_20_Emphasis"><text:span text:style-name="T27">Target:</text:span></text:span><text:span text:style-name="T27"> the correct answer the neuron is trying to produce, such as 1 for “big” and 0 for “small.” ​</text:span></text:p>
        </text:list-item>
        <text:list-item>
          <text:p text:style-name="P1"><text:span text:style-name="Strong_20_Emphasis"><text:span text:style-name="T27">Error:</text:span></text:span><text:span text:style-name="T27"> target minus prediction. Positive means the guess was too low, negative means it was too high, and zero means the prediction was correct. ​</text:span></text:p>
        </text:list-item>
        <text:list-item>
          <text:p text:style-name="P2"><text:span text:style-name="Strong_20_Emphasis"><text:span text:style-name="T27">Learning rate (lr):</text:span></text:span><text:span text:style-name="T27"> the size of each update step; large values can overshoot and small values train slowly. </text:span></text:p>
          <text:p text:style-name="P21"><text:span text:style-name="T24">​</text:span></text:p>
        </text:list-item>
      </text:list>
      <text:p text:style-name="P10"><text:bookmark text:name="the-core-idea"/>The core idea</text:p>
      <text:p text:style-name="P10"/>
      <text:p text:style-name="Standard"><text:span text:style-name="T27">A single neuron uses a forward pass and an update rule. In the one-input model, the lesson defines the forward pass as </text:span><text:span text:style-name="Source_20_Text"><text:span text:style-name="T27">raw = w × x + b</text:span></text:span><text:span text:style-name="T27"> and the prediction as 1 if </text:span><text:span text:style-name="Source_20_Text"><text:span text:style-name="T27">raw &gt;= 0.5</text:span></text:span><text:span text:style-name="T27">, otherwise 0. ​</text:span></text:p>
      <text:p text:style-name="Standard"><text:span text:style-name="T27">The update rule is based on the error: </text:span><text:span text:style-name="Source_20_Text"><text:span text:style-name="T27">error = target - pred</text:span></text:span><text:span text:style-name="T27">, then </text:span><text:span text:style-name="Source_20_Text"><text:span text:style-name="T27">w = w + lr × error × x</text:span></text:span><text:span text:style-name="T27"> and </text:span><text:span text:style-name="Source_20_Text"><text:span text:style-name="T27">b = b + lr × error</text:span></text:span><text:span text:style-name="T27">. The lesson emphasizes that the neuron does not “know” anything; it simply repeats these rules and gets better over time. ​</text:span></text:p>
      <text:p text:style-name="P12"><text:bookmark text:name="activity-1-one-neuron-number-classifier"/>Activity 1: One-neuron number classifier</text:p>
      <text:p text:style-name="P13">Students run a Python loop for 40 steps. Each step picks a random number from 0 to 20, labels it as 1 if the number is at least 10 and 0 otherwise, makes a prediction, computes the error, and updates the weight and bias. </text:p>
      <text:p text:style-name="P13">​</text:p>
      <text:p text:style-name="P10"><text:bookmark text:name="practice-questions"/>Practice questions</text:p>
      <text:p text:style-name="P10"/>
      <text:list xml:id="list333777643" text:style-name="L3">
        <text:list-item>
          <text:p text:style-name="P3"><text:span text:style-name="T27">At step 0, if </text:span><text:span text:style-name="Source_20_Text"><text:span text:style-name="T27">w = 0.1</text:span></text:span><text:span text:style-name="T27"> and </text:span><text:span text:style-name="Source_20_Text"><text:span text:style-name="T27">x = 3</text:span></text:span><text:span text:style-name="T27">, what is </text:span><text:span text:style-name="Source_20_Text"><text:span text:style-name="T27">raw</text:span></text:span><text:span text:style-name="T27"> and will </text:span><text:span text:style-name="Source_20_Text"><text:span text:style-name="T27">pred</text:span></text:span><text:span text:style-name="T27"> be 0 or 1? ​</text:span></text:p>
        </text:list-item>
        <text:list-item>
          <text:p text:style-name="P16">If the neuron predicts 0 but the target is 1, is the error positive or negative? ​</text:p>
        </text:list-item>
        <text:list-item>
          <text:p text:style-name="P3"><text:span text:style-name="T27">When the error is </text:span><text:span text:style-name="Source_20_Text"><text:span text:style-name="T27">+1</text:span></text:span><text:span text:style-name="T27">, does </text:span><text:span text:style-name="Source_20_Text"><text:span text:style-name="T27">w</text:span></text:span><text:span text:style-name="T27"> move up or down, and why might that help next time? ​</text:span></text:p>
        </text:list-item>
        <text:list-item>
          <text:p text:style-name="P16">Compare mistakes in steps 0–9 with mistakes in steps 30–39. What changed? ​</text:p>
        </text:list-item>
        <text:list-item>
          <text:p text:style-name="P16">What happens if the threshold changes from 10 to 5? Does training seem faster or slower? ​</text:p>
        </text:list-item>
      </text:list>
      <text:p text:style-name="Standard"><text:span text:style-name="Source_20_Text"><text:span text:style-name="T7"/></text:span></text:p>
      <text:p text:style-name="Standard"><text:span text:style-name="Source_20_Text"><text:span text:style-name="T7"/></text:span></text:p>
      <text:p text:style-name="P10"><text:bookmark text:name="activity-2-two-inputs"/>Activity 2: Two inputs</text:p>
      <text:p text:style-name="P10"/>
      <text:p text:style-name="P20"><text:soft-page-break/><text:span text:style-name="T27">The second model uses two inputs, </text:span><text:span text:style-name="Source_20_Text"><text:span text:style-name="T27">x1</text:span></text:span><text:span text:style-name="T27"> for homework and </text:span><text:span text:style-name="Source_20_Text"><text:span text:style-name="T27">x2</text:span></text:span><text:span text:style-name="T27"> for quiz scores. The target becomes 1 when the total score is at least 12, and the neuron learns separate weights </text:span><text:span text:style-name="Source_20_Text"><text:span text:style-name="T27">w1</text:span></text:span><text:span text:style-name="T27"> and </text:span><text:span text:style-name="Source_20_Text"><text:span text:style-name="T27">w2</text:span></text:span><text:span text:style-name="T27"> plus a bias. </text:span></text:p>
      <text:p text:style-name="P22"><text:span text:style-name="T24">​</text:span></text:p>
      <text:p text:style-name="P10"><text:bookmark text:name="questions-for-discussion"/>Questions for discussion</text:p>
      <text:list xml:id="list199722309" text:style-name="L4">
        <text:list-item>
          <text:p text:style-name="P4"><text:span text:style-name="T27">Will the neuron treat homework and quiz scores equally? How can you tell by watching </text:span><text:span text:style-name="Source_20_Text"><text:span text:style-name="T27">w1</text:span></text:span><text:span text:style-name="T27"> and </text:span><text:span text:style-name="Source_20_Text"><text:span text:style-name="T27">w2</text:span></text:span><text:span text:style-name="T27">? ​</text:span></text:p>
        </text:list-item>
        <text:list-item>
          <text:p text:style-name="P4"><text:span text:style-name="T27">If </text:span><text:span text:style-name="Source_20_Text"><text:span text:style-name="T27">w1</text:span></text:span><text:span text:style-name="T27"> ends larger than </text:span><text:span text:style-name="Source_20_Text"><text:span text:style-name="T27">w2</text:span></text:span><text:span text:style-name="T27">, what does that suggest about which input matters more? ​</text:span></text:p>
        </text:list-item>
        <text:list-item>
          <text:p text:style-name="P17">Is this grading rule fair? What happens if a student does very well in homework but poorly on quizzes? ​</text:p>
        </text:list-item>
        <text:list-item>
          <text:p text:style-name="P5"><text:span text:style-name="T27">If the threshold changes from 12 to 8, do </text:span><text:span text:style-name="Source_20_Text"><text:span text:style-name="T27">w1</text:span></text:span><text:span text:style-name="T27"> and </text:span><text:span text:style-name="Source_20_Text"><text:span text:style-name="T27">w2</text:span></text:span><text:span text:style-name="T27"> still stay close to each other? </text:span></text:p>
        </text:list-item>
        <text:list-item>
          <text:p text:style-name="P23"><text:span text:style-name="T24">​</text:span></text:p>
        </text:list-item>
      </text:list>
      <text:p text:style-name="P10"><text:bookmark text:name="the-training-loop"/>The training loop</text:p>
      <text:p text:style-name="P10"/>
      <text:p text:style-name="Standard"><text:span text:style-name="T27">The lesson breaks learning into five repeated steps: get a random input, compute </text:span><text:span text:style-name="Source_20_Text"><text:span text:style-name="T27">raw = w × x + b</text:span></text:span><text:span text:style-name="T27">, convert it to a 0-or-1 prediction, compare prediction to target, and update the parameters. It also notes that updates only happen when there is an error. ​</text:span></text:p>
      <text:p text:style-name="P13">This loop is presented as the same basic pattern behind larger AI systems: see data, make a prediction, measure error, and adjust. </text:p>
      <text:p text:style-name="P13">​</text:p>
      <text:p text:style-name="P10"><text:bookmark text:name="try-these-experiments"/>Try these experiments</text:p>
      <text:p text:style-name="P10"/>
      <text:p text:style-name="P12">Pick at least two. ​</text:p>
      <text:list xml:id="list3848561559" text:style-name="L5">
        <text:list-item>
          <text:p text:style-name="P6"><text:span text:style-name="T27">Change </text:span><text:span text:style-name="Source_20_Text"><text:span text:style-name="T27">lr</text:span></text:span><text:span text:style-name="T27"> from 0.05 to 0.5. Does the model learn faster or become unstable? ​</text:span></text:p>
        </text:list-item>
        <text:list-item>
          <text:p text:style-name="P6"><text:span text:style-name="T27">Start with </text:span><text:span text:style-name="Source_20_Text"><text:span text:style-name="T27">w = 1.0</text:span></text:span><text:span text:style-name="T27">. Does it learn in fewer steps? ​</text:span></text:p>
        </text:list-item>
        <text:list-item>
          <text:p text:style-name="P6"><text:span text:style-name="T27">Change the boundary so numbers are “big” only when </text:span><text:span text:style-name="Source_20_Text"><text:span text:style-name="T27">x &gt;= 15</text:span></text:span><text:span text:style-name="T27">. ​</text:span></text:p>
        </text:list-item>
        <text:list-item>
          <text:p text:style-name="P6"><text:span text:style-name="T27">Add a third input </text:span><text:span text:style-name="Source_20_Text"><text:span text:style-name="T27">x3</text:span></text:span><text:span text:style-name="T27"> and a new weight </text:span><text:span text:style-name="Source_20_Text"><text:span text:style-name="T27">w3</text:span></text:span><text:span text:style-name="T27"> to the two-input model. ​</text:span></text:p>
        </text:list-item>
        <text:list-item>
          <text:p text:style-name="P18">Run 100 steps instead of 40. Does accuracy keep improving? </text:p>
          <text:p text:style-name="P18">​</text:p>
        </text:list-item>
      </text:list>
      <text:p text:style-name="P10"><text:bookmark text:name="exit-ticket"/>Exit ticket</text:p>
      <text:list xml:id="list3595306546" text:style-name="L6">
        <text:list-item>
          <text:p text:style-name="P19">Define weight, bias, error, and learning rate in plain English. ​</text:p>
        </text:list-item>
        <text:list-item>
          <text:p text:style-name="P7"><text:span text:style-name="T27">Walk through one training step using </text:span><text:span text:style-name="Source_20_Text"><text:span text:style-name="T27">x = 8</text:span></text:span><text:span text:style-name="T27">, </text:span><text:span text:style-name="Source_20_Text"><text:span text:style-name="T27">w = 0.1</text:span></text:span><text:span text:style-name="T27">, and </text:span><text:span text:style-name="Source_20_Text"><text:span text:style-name="T27">b = 0</text:span></text:span><text:span text:style-name="T27">. Find </text:span><text:span text:style-name="Source_20_Text"><text:span text:style-name="T27">raw</text:span></text:span><text:span text:style-name="T27">, </text:span><text:span text:style-name="Source_20_Text"><text:span text:style-name="T27">pred</text:span></text:span><text:span text:style-name="T27">, </text:span><text:span text:style-name="Source_20_Text"><text:span text:style-name="T27">error</text:span></text:span><text:span text:style-name="T27">, and the new </text:span><text:span text:style-name="Source_20_Text"><text:span text:style-name="T27">w</text:span></text:span><text:span text:style-name="T27">. ​</text:span></text:p>
        </text:list-item>
        <text:list-item>
          <text:p text:style-name="P8"><text:span text:style-name="T27">Decide whether </text:span><text:span text:style-name="Source_20_Text"><text:span text:style-name="T27">w1</text:span></text:span><text:span text:style-name="T27"> and </text:span><text:span text:style-name="Source_20_Text"><text:span text:style-name="T27">w2</text:span></text:span><text:span text:style-name="T27"> should be equal, explain why, and compare your idea to what the code actually learned. </text:span></text:p>
          <text:p text:style-name="P24"><text:span text:style-name="T24">​</text:span></text:p>
        </text:list-item>
      </text:list>
      <text:p text:style-name="P10"><text:bookmark text:name="homework"/>Homework</text:p>
      <text:p text:style-name="Standard"><text:span text:style-name="T27">Change the threshold to </text:span><text:span text:style-name="Source_20_Text"><text:span text:style-name="T27">&gt;= 5</text:span></text:span><text:span text:style-name="T27">, run 40 steps, and write 4–5 sentences answering this question: is the neuron thinking, or is it just adjusting numbers? The lesson asks students to support their answer with specific evidence from the printed output. ​</text:span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inherit" svg:font-family="inherit"/>
    <style:font-face style:name="FreeSans1" svg:font-family="FreeSans" style:font-family-generic="swiss"/>
    <style:font-face style:name="LM Mono Light 10" svg:font-family="'LM Mono Light 10'" style:font-pitch="fixed"/>
    <style:font-face style:name="SF Mono" svg:font-family="'SF Mono'" style:font-pitch="fixed"/>
    <style:font-face style:name="Cousine" svg:font-family="Cousine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roid Sans Mono" svg:font-family="'Droid Sans Mono'" style:font-family-generic="swiss" style:font-pitch="fixed"/>
    <style:font-face style:name="cmr10" svg:font-family="cmr10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4-21T17:55:08.101455563</meta:creation-date>
    <dc:date>2026-04-21T18:04:20.065742728</dc:date>
    <meta:editing-duration>PT9M12S</meta:editing-duration>
    <meta:editing-cycles>1</meta:editing-cycles>
    <meta:document-statistic meta:table-count="0" meta:image-count="0" meta:object-count="0" meta:page-count="2" meta:paragraph-count="59" meta:word-count="854" meta:character-count="4404" meta:non-whitespace-character-count="3562"/>
    <meta:generator>LibreOffice/6.4.7.2$Linux_X86_64 LibreOffice_project/40$Build-2</meta:generator>
  </office:meta>
</office:document-meta>
</file>